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3"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P4"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5" style:family="paragraph" style:parent-style-name="Text_20_body" style:list-style-name="L1">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6"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P7"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style>
    <style:style style:name="P8" style:family="paragraph" style:parent-style-name="Text_20_body">
      <style:paragraph-properties fo:margin-left="0.3937in" fo:margin-right="0.3937in" fo:margin-top="0in" fo:margin-bottom="0in" style:line-height-at-least="0.198in" fo:text-align="start" style:justify-single-word="false" fo:orphans="2" fo:widows="2" fo:text-indent="0in" style:auto-text-indent="false" fo:padding="0in" fo:border="none" style:writing-mode="lr-tb"/>
      <style:text-properties fo:font-variant="normal" fo:text-transform="none" fo:color="#5f5f5f" style:font-name="Lucida Grande" fo:font-size="11.25pt" fo:letter-spacing="normal" fo:font-style="normal" fo:font-weight="normal"/>
    </style:style>
    <style:style style:name="P9" style:family="paragraph" style:parent-style-name="Heading_20_2">
      <style:text-properties fo:font-variant="normal" fo:text-transform="none" fo:color="#5f5f5f" style:font-name="Lucida Grande" fo:font-size="12pt" fo:letter-spacing="normal" fo:font-style="normal" fo:font-weight="bold"/>
    </style:style>
    <style:style style:name="P10" style:family="paragraph" style:parent-style-name="Quotations">
      <style:paragraph-properties fo:margin-left="0.3937in" fo:margin-right="0.3937in" fo:margin-top="0in" fo:margin-bottom="0.1965in" style:line-height-at-least="0.198in" fo:text-align="start" style:justify-single-word="false" fo:orphans="2" fo:widows="2" fo:text-indent="0in" style:auto-text-indent="false" fo:padding="0in" fo:border="none" style:writing-mode="lr-tb"/>
      <style:text-properties fo:font-variant="normal" fo:text-transform="none" fo:color="#5f5f5f" style:font-name="Lucida Grande" fo:font-size="11.25pt" fo:letter-spacing="normal" fo:font-style="normal" fo:font-weight="normal"/>
    </style:style>
    <style:style style:name="P11" style:family="paragraph" style:parent-style-name="Horizontal_20_Line">
      <style:paragraph-properties fo:margin-left="0in" fo:margin-right="4.6402in" fo:margin-top="0in" fo:margin-bottom="0in" style:line-height-at-least="0.198in" fo:text-align="start" style:justify-single-word="false" fo:orphans="2" fo:widows="2" fo:text-indent="0in" style:auto-text-indent="false" fo:padding="0in" fo:border="none"/>
    </style:style>
    <style:style style:name="T1" style:family="text">
      <style:text-properties style:font-name="Lucida Grande" fo:font-size="11.25pt" fo:font-style="normal" fo:font-weight="normal"/>
    </style:style>
    <style:style style:name="T2" style:family="text">
      <style:text-properties fo:color="#5f5f5f"/>
    </style:style>
    <style:style style:name="T3" style:family="text">
      <style:text-properties fo:font-variant="normal" fo:text-transform="none" fo:color="#5f5f5f" style:font-name="Lucida Grande" fo:font-size="11.25pt" fo:letter-spacing="normal" fo:font-style="italic" fo:font-weight="normal"/>
    </style:style>
    <style:style style:name="T4" style:family="text">
      <style:text-properties fo:font-variant="normal" fo:text-transform="none" fo:color="#5f5f5f" style:font-name="Lucida Grande" fo:font-size="11.25pt" fo:letter-spacing="normal" fo:font-style="italic" fo:font-weight="bold"/>
    </style:style>
    <style:style style:name="T5" style:family="text">
      <style:text-properties fo:font-variant="normal" fo:text-transform="none" fo:color="#5f5f5f" style:font-name="Lucida Grande" fo:font-size="11.25pt" fo:letter-spacing="normal" fo:font-style="normal" fo:font-weight="bold"/>
    </style:style>
    <style:style style:name="T6" style:family="text">
      <style:text-properties fo:font-variant="normal" fo:text-transform="none" fo:color="#5f5f5f" style:font-name="Lucida Grande" fo:font-size="11.25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A Brief Guide to the Stages and Paths of the Bodhisattvas</text:h>
      <text:p text:style-name="P1"><text:span text:style-name="Emphasis"><text:span text:style-name="T3">by Patrul Rinpoche</text:span></text:span></text:p>
      <text:p text:style-name="P1"><text:span text:style-name="Emphasis"><text:span text:style-name="T3">I pay homage to my master who is inseparable from Lord Manjughosha!</text:span></text:span></text:p>
      <text:p text:style-name="P2">I will now set out the various stages and paths of the bodhisattvas in a way that is clear and easy to understand. There are five paths and ten stages (or bhumis). The five paths are as follows:</text:p>
      <text:list xml:id="list125849581" text:style-name="L1">
        <text:list-item>
          <text:p text:style-name="P5">The path of accumulation</text:p>
        </text:list-item>
        <text:list-item>
          <text:p text:style-name="P5">The path of joining</text:p>
        </text:list-item>
        <text:list-item>
          <text:p text:style-name="P5">The path of seeing</text:p>
        </text:list-item>
        <text:list-item>
          <text:p text:style-name="P5">The path of meditation</text:p>
        </text:list-item>
        <text:list-item>
          <text:p text:style-name="P5">The path of no-more-learning</text:p>
        </text:list-item>
      </text:list>
      <text:p text:style-name="P2">The ten bhumis will be explained below in conjunction with the path of meditation.</text:p>
      <text:p text:style-name="P1"><text:span text:style-name="Strong_20_Emphasis"><text:span text:style-name="T5">1. The Path of Accumulation</text:span></text:span></text:p>
      <text:p text:style-name="P4">On the path of accumulation, the bodhisattvas, or ‘heirs of the victorious ones’, generate positive intention and bodhichitta in both aspiration and action. Having thoroughly developed this relative bodhichitta, they aspire towards the ultimate bodhichitta, the non-conceptual wisdom of the path of seeing. This is known, therefore, as the stage of ‘aspirational practice’.</text:p>
      <text:p text:style-name="P2">It is called the path of accumulation because it is the stage at which we make a special effort to gather the accumulation of merit, and also because it marks the beginning of many incalculable aeons of gathering the accumulations.</text:p>
      <text:p text:style-name="P6"> </text:p>
      <text:p text:style-name="P4">The path of accumulation is divided into lesser, intermediate and greater stages.</text:p>
      <text:p text:style-name="P7"><text:span text:style-name="T6">On the </text:span><text:span text:style-name="Emphasis"><text:span text:style-name="T3">lesser </text:span></text:span><text:span text:style-name="T6">stage of the path of accumulation, it is uncertain when we will reach the path of joining. On the </text:span><text:span text:style-name="Emphasis"><text:span text:style-name="T3">intermediate </text:span></text:span><text:span text:style-name="T6">stage of the path of accumulation, it is certain that we will reach the path of joining in the very next lifetime. On the </text:span><text:span text:style-name="Emphasis"><text:span text:style-name="T3">greater </text:span></text:span><text:span text:style-name="T6">stage of the path of accumulation, it is certain that we will reach the path of joining within the very same lifetime.</text:span></text:p>
      <text:p text:style-name="P6"> </text:p>
      <text:p text:style-name="P1"><text:span text:style-name="Strong_20_Emphasis"><text:span text:style-name="T5">The Lesser Stage</text:span></text:span></text:p>
      <text:p text:style-name="P2">The root text says:</text:p>
      <text:p text:style-name="P8">The applications of mindfulness… may we engage….!</text:p>
      <text:p text:style-name="P7"><text:span text:style-name="T6">This indicates that on the lesser stage of the path of accumulation, we meditate mainly on the </text:span><text:span text:style-name="Strong_20_Emphasis"><text:span text:style-name="Emphasis"><text:span text:style-name="T4">four applications of mindfulness</text:span></text:span></text:span><text:span text:style-name="Strong_20_Emphasis"><text:span text:style-name="T5"> </text:span></text:span><text:span text:style-name="T6">.</text:span></text:p>
      <text:p text:style-name="P7"><text:span text:style-name="T6">Firstly, there is the </text:span><text:span text:style-name="Strong_20_Emphasis"><text:span text:style-name="T5">application of mindfulness to the body</text:span></text:span><text:span text:style-name="T6">.(1) </text:span><text:bookmark text:name="_ftnref1"/><text:a xlink:type="simple" xlink:href="http://www.lotsawahouse.org/tibetan-masters/nyingma-masters/patrul-rinpoche/stages-and-paths#_ftn1" office:name="_ftnref1">[1]</text:a><text:span text:style-name="T6"> In this meditation, the </text:span><text:span text:style-name="Emphasis"><text:span text:style-name="T3">outer </text:span></text:span><text:span text:style-name="T6">‘body’ is understood to be the outer physical environment, the </text:span><text:span text:style-name="Emphasis"><text:span text:style-name="T3">inner </text:span></text:span><text:span text:style-name="T6">body is our own physical body, and ‘</text:span><text:span text:style-name="Emphasis"><text:span text:style-name="T3">in between</text:span></text:span><text:span text:style-name="T6">’ there are the bodies of other sentient beings. We examine these three with precise intelligence, and rest, with meditative concentration, in the recognition that ultimately they are unreal and their nature is space-like emptiness. During the post-meditation, we train in recognizing them as illusory and dream-like.</text:span></text:p>
      <text:p text:style-name="P7"><text:span text:style-name="T6">This practice is especially useful as an antidote to physical desire. We can consider that this body contains all kinds of impure substances like blood and pus, and that it plays </text:span><text:soft-page-break/><text:span text:style-name="T6">host to the 404 types of disease or the 60,000 harmful influences (</text:span><text:span text:style-name="Emphasis"><text:span text:style-name="T3">dön</text:span></text:span><text:span text:style-name="T6">), as well as all kinds of bacteria and tiny organisms. We can also consider how, once we have died, the body will decay, become a skeleton and so on.</text:span></text:p>
      <text:p text:style-name="P7"><text:span text:style-name="T6">Secondly, for the </text:span><text:span text:style-name="Strong_20_Emphasis"><text:span text:style-name="T5">application of mindfulness to feelings</text:span></text:span><text:span text:style-name="T6">(2), we examine </text:span><text:span text:style-name="Emphasis"><text:span text:style-name="T3">pleasurable</text:span></text:span><text:span text:style-name="T6">, </text:span><text:span text:style-name="Emphasis"><text:span text:style-name="T3">painful </text:span></text:span><text:span text:style-name="T6">and </text:span><text:span text:style-name="Emphasis"><text:span text:style-name="T3">neutral </text:span></text:span><text:span text:style-name="T6">feelings with precise intelligence, and rest in a state of meditation, recognizing feelings to be unarisen and beyond arising. During the post-meditation phase, we train in recognizing that all feelings are insubstantial, like a plantain tree, and that they are suffering by their very nature.</text:span></text:p>
      <text:p text:style-name="P7"><text:span text:style-name="T6">Thirdly, for the </text:span><text:span text:style-name="Strong_20_Emphasis"><text:span text:style-name="T5">application of mindfulness to mind</text:span></text:span><text:span text:style-name="T6">(3), we use precise intelligence to investigate </text:span><text:span text:style-name="Emphasis"><text:span text:style-name="T3">greater</text:span></text:span><text:span text:style-name="T6">, </text:span><text:span text:style-name="Emphasis"><text:span text:style-name="T3">lesser </text:span></text:span><text:span text:style-name="T6">and </text:span><text:span text:style-name="Emphasis"><text:span text:style-name="T3">intermediate </text:span></text:span><text:span text:style-name="T6">types of perception, and then we rest in meditation upon their emptiness nature. During the post-meditation, we must understand the nature of the mind to be beyond ceasing and beyond remaining.</text:span></text:p>
      <text:p text:style-name="P7"><text:span text:style-name="T6">Fourthly, with the </text:span><text:span text:style-name="Strong_20_Emphasis"><text:span text:style-name="T5">application of mindfulness to phenomena</text:span></text:span><text:span text:style-name="T6">(4), we use the precise intelligence of discernment to analyze all phenomena included within the category of formations, and then settle in the recognition of their nature, which is equality. During the post-meditation, we recognize how all phenomena resemble the eight similes of illusion: they are like a dream, a magical illusion, a mirage, a hallucination, a reflection, an echo, a city of gandharvas or an apparition.</text:span></text:p>
      <text:p text:style-name="P4">Moreover, in the first case, the body is the object to be analyzed with precise intelligence, but once this so-called ‘body’ has been thoroughly investigated and any notion of its true reality has been destroyed, the ensuing space-like emptiness becomes the true object for the application of mindfulness. It is just the same with the other three. The practices of the four applications of mindfulness each have their own objects of focus, but in essence they all consist of the space-like meditation and the illusory post-meditation. There is no aspect of them which is not included in these two.</text:p>
      <text:p text:style-name="P6"> </text:p>
      <text:p text:style-name="P1"><text:span text:style-name="Strong_20_Emphasis"><text:span text:style-name="T5">The Intermediate Stage</text:span></text:span></text:p>
      <text:p text:style-name="P7"><text:span text:style-name="T6">On the intermediate stage of the path of accumulation, we chiefly practise the </text:span><text:span text:style-name="Strong_20_Emphasis"><text:span text:style-name="Emphasis"><text:span text:style-name="T4">four correct abandonments</text:span></text:span></text:span><text:span text:style-name="Strong_20_Emphasis"><text:span text:style-name="T5"> </text:span></text:span><text:span text:style-name="T6">.</text:span></text:p>
      <text:p text:style-name="P6"> </text:p>
      <text:p text:style-name="P7"><text:span text:style-name="T6">This means that we strive, first of all, to ensure that we </text:span><text:span text:style-name="Strong_20_Emphasis"><text:span text:style-name="T5">do not develop any non-virtuous tendencies</text:span></text:span><text:span text:style-name="T6">(5) that we have not previously developed.</text:span></text:p>
      <text:p text:style-name="P6"> </text:p>
      <text:p text:style-name="P7"><text:span text:style-name="T6">Secondly, we swiftly </text:span><text:span text:style-name="Strong_20_Emphasis"><text:span text:style-name="T5">eliminate any non-virtuous tendencies</text:span></text:span><text:span text:style-name="T6">(6) that we have developed.</text:span></text:p>
      <text:p text:style-name="P6"> </text:p>
      <text:p text:style-name="P7"><text:span text:style-name="T6">Thirdly, we </text:span><text:span text:style-name="Strong_20_Emphasis"><text:span text:style-name="T5">cultivate any virtuous tendencies</text:span></text:span><text:span text:style-name="T6">(7) that we have not yet developed.</text:span></text:p>
      <text:p text:style-name="P6"> </text:p>
      <text:p text:style-name="P7"><text:span text:style-name="T6">And fourthly, we ensure the </text:span><text:span text:style-name="Strong_20_Emphasis"><text:span text:style-name="T5">virtues we have cultivated are further increased</text:span></text:span><text:span text:style-name="T6">(8).</text:span></text:p>
      <text:p text:style-name="P2">These are known as the four correct abandonments because we abandon all non-virtues and whatever obstructs the cultivation of virtue. They mainly concern our conduct, whether through body, speech or mind.</text:p>
      <text:p text:style-name="P1"><text:span text:style-name="Strong_20_Emphasis"><text:span text:style-name="T5">The Greater Stage</text:span></text:span></text:p>
      <text:p text:style-name="P1"><text:span text:style-name="T6">On the greater stage of the path of accumulation, we practise the </text:span><text:span text:style-name="Strong_20_Emphasis"><text:span text:style-name="Emphasis"><text:span text:style-name="T4">four supports of miraculous ability</text:span></text:span></text:span><text:span text:style-name="Strong_20_Emphasis"><text:span text:style-name="T5"> </text:span></text:span><text:span text:style-name="T6">:</text:span></text:p>
      <text:p text:style-name="P7"><text:soft-page-break/><text:span text:style-name="T6">The first of these is the </text:span><text:span text:style-name="Strong_20_Emphasis"><text:span text:style-name="T5">'miracle support' of determination</text:span></text:span><text:span text:style-name="T6">(9), which is to meditate with enthusiasm and aspiration towards meditative concentration, so that the mind does not stray into lack of faith or wrong views.</text:span></text:p>
      <text:p text:style-name="P6"> </text:p>
      <text:p text:style-name="P7"><text:span text:style-name="T6">The second, the </text:span><text:span text:style-name="Strong_20_Emphasis"><text:span text:style-name="T5">miracle support of exertion</text:span></text:span><text:span text:style-name="T6">(10), is to apply ourselves with diligence to the practice of meditative concentration, and to exert ourselves in both eliminating any faults or obstacles, and in cultivating the necessary qualities, so that we remain unaffected by temporary circumstances.</text:span></text:p>
      <text:p text:style-name="P6"> </text:p>
      <text:p text:style-name="P7"><text:span text:style-name="T6">The third is the </text:span><text:span text:style-name="Strong_20_Emphasis"><text:span text:style-name="T5">miracle support of attention</text:span></text:span><text:span text:style-name="T6">(11), which ensures that we remain in a state of one-pointed attention, thus avoiding the divided attention that is caught between various thoughts and distracting influences. Through this, we realize actual meditative concentration.</text:span></text:p>
      <text:p text:style-name="P6"> </text:p>
      <text:p text:style-name="P7"><text:span text:style-name="T6">Fourth, the </text:span><text:span text:style-name="Strong_20_Emphasis"><text:span text:style-name="T5">miracle support of discernment</text:span></text:span><text:span text:style-name="T6">(12), helps us sustain meditative concentration during daily activity, as a way of gaining the miraculous powers, such as the superknowledges.</text:span></text:p>
      <text:p text:style-name="P2">These four are called ‘supports’ because they support the meditative concentration out of which a range of miraculous attainments can arise.</text:p>
      <text:p text:style-name="P4">By manifesting various miraculous powers on the greater path of accumulation, we can travel miraculously to the fields where buddhas actually reside. There, we can receive and master countless hundreds and thousands of Dharma teachings. Bodhisattvas who do this gain continuous meditative concentration which they are able to maintain through the strength of their wisdom.</text:p>
      <text:p text:style-name="P1"><text:span text:style-name="Strong_20_Emphasis"><text:span text:style-name="T5">2. The Path of Joining</text:span></text:span></text:p>
      <text:p text:style-name="P4">The path of joining is so named because it provides the connection [between the path of accumulation and] the direct insight of non-conceptual wisdom on the path of seeing.</text:p>
      <text:p text:style-name="P6"> </text:p>
      <text:p text:style-name="P7"><text:span text:style-name="T6">It consists of </text:span><text:span text:style-name="Strong_20_Emphasis"><text:span text:style-name="Emphasis"><text:span text:style-name="T4">four stages</text:span></text:span></text:span><text:span text:style-name="T6">. These are:</text:span></text:p>
      <text:p text:style-name="P6">—<text:span text:style-name="T1">the first two stages of warmth and summit, during which it is uncertain when we will reach the path of seeing, and</text:span></text:p>
      <text:p text:style-name="P6">—<text:span text:style-name="T1">the final two stages of acceptance and supreme attribute, from which we are sure to reach the path of seeing in the very same lifetime.</text:span></text:p>
      <text:p text:style-name="P2">The root text says:</text:p>
      <text:p text:style-name="P10">Warmth and summit and so on… may we enter…!</text:p>
      <text:p text:style-name="P2">The meaning of this is as follows:</text:p>
      <text:p text:style-name="P7"><text:span text:style-name="T6">The non-conceptual wisdom of the path of seeing is likened to a fire that incinerates the emotional obscurations. However, even before they catch fire, two sticks will produce a degree of heat when they are rubbed together. In a similar way, certain indications or signs of ‘warmth’, unlike any we have experienced before, develop in our being as the coarser destructive emotions subside. This is known as the </text:span><text:span text:style-name="Strong_20_Emphasis"><text:span text:style-name="Emphasis"><text:span text:style-name="T4">stage of warmth</text:span></text:span></text:span><text:span text:style-name="Strong_20_Emphasis"><text:span text:style-name="T5"> </text:span></text:span><text:span text:style-name="T6">on the path of joining. The </text:span><text:span text:style-name="Strong_20_Emphasis"><text:span text:style-name="Emphasis"><text:span text:style-name="T4">stage of summit</text:span></text:span></text:span><text:span text:style-name="Strong_20_Emphasis"><text:span text:style-name="T5"> </text:span></text:span><text:span text:style-name="T6">is so named because it is the pinnacle of all sources of mundane virtue. At the </text:span><text:span text:style-name="Strong_20_Emphasis"><text:span text:style-name="Emphasis"><text:span text:style-name="T4">stage of acceptance</text:span></text:span></text:span><text:span text:style-name="T6">, we can fearlessly accept the reality of emptiness as the nature of things. The </text:span><text:span text:style-name="Strong_20_Emphasis"><text:span text:style-name="Emphasis"><text:span text:style-name="T4">stage of supreme attribute</text:span></text:span></text:span><text:span text:style-name="Strong_20_Emphasis"><text:span text:style-name="T5"> </text:span></text:span><text:span text:style-name="T6">is so </text:span><text:soft-page-break/><text:span text:style-name="T6">called because it marked by the attainment of the very highest qualities that can arise from meditation that is still within the mundane sphere.</text:span></text:p>
      <text:p text:style-name="P6"> </text:p>
      <text:p text:style-name="P7"><text:span text:style-name="T6">These four—warmth, summit, acceptance and supreme attribute—are known as the </text:span><text:span text:style-name="Strong_20_Emphasis"><text:span text:style-name="Emphasis"><text:span text:style-name="T4">four factors conducive to definite emergence</text:span></text:span></text:span><text:span text:style-name="T6">.</text:span></text:p>
      <text:p text:style-name="P6"> </text:p>
      <text:p text:style-name="P1"><text:span text:style-name="T6">On the stages of warmth and summit we cultivate the </text:span><text:span text:style-name="Strong_20_Emphasis"><text:span text:style-name="Emphasis"><text:span text:style-name="T4">five powers</text:span></text:span></text:span><text:span text:style-name="Strong_20_Emphasis"><text:span text:style-name="T5"> </text:span></text:span><text:span text:style-name="T6">:</text:span></text:p>
      <text:p text:style-name="P1"><text:span text:style-name="T6">Firstly, with the power of </text:span><text:span text:style-name="Strong_20_Emphasis"><text:span text:style-name="T5">faith</text:span></text:span><text:span text:style-name="T6">(13), we feel an intense aspiration towards the wisdom of the power of seeing.</text:span></text:p>
      <text:p text:style-name="P1"><text:span text:style-name="T6">Through the power of </text:span><text:span text:style-name="Strong_20_Emphasis"><text:span text:style-name="T5">diligence</text:span></text:span><text:span text:style-name="T6">(14), we exert ourselves in the methods for arousing the wisdom of the path of seeing, without slipping into laziness.</text:span></text:p>
      <text:p text:style-name="P1"><text:span text:style-name="T6">Through the power of </text:span><text:span text:style-name="Strong_20_Emphasis"><text:span text:style-name="T5">mindfulness</text:span></text:span><text:span text:style-name="T6">(15), we are able to maintain the higher training in discipline without allowing it to deteriorate.</text:span></text:p>
      <text:p text:style-name="P7"><text:span text:style-name="T6">Through the power of </text:span><text:span text:style-name="Strong_20_Emphasis"><text:span text:style-name="T5">meditative concentration</text:span></text:span><text:span text:style-name="T6">(16), which corresponds to the training in higher concentration, we are able to rest evenly in meditation.</text:span></text:p>
      <text:p text:style-name="P1"><text:span text:style-name="T6">Through the power of </text:span><text:span text:style-name="Strong_20_Emphasis"><text:span text:style-name="T5">wisdom</text:span></text:span><text:span text:style-name="T6">(17), we are able to develop the view of the natural state and take it to heart as the training in higher wisdom.</text:span></text:p>
      <text:p text:style-name="P7"><text:span text:style-name="T6">On the stages of acceptance and supreme attribute, these five faculties are practised in the absence of their corresponding obstructing factors. When they are no longer obstructed by, respectively, any lack of faith, laziness, forgetfulness, distraction or lack of awareness, the five qualities of </text:span><text:span text:style-name="Strong_20_Emphasis"><text:span text:style-name="T5">faith</text:span></text:span><text:span text:style-name="T6">(18), </text:span><text:span text:style-name="Strong_20_Emphasis"><text:span text:style-name="T5">diligence</text:span></text:span><text:span text:style-name="T6">(19), </text:span><text:span text:style-name="Strong_20_Emphasis"><text:span text:style-name="T5">mindfulness</text:span></text:span><text:span text:style-name="T6">(20),</text:span><text:span text:style-name="Strong_20_Emphasis"><text:span text:style-name="T5">concentration</text:span></text:span><text:span text:style-name="T6">(21) and </text:span><text:span text:style-name="Strong_20_Emphasis"><text:span text:style-name="T5">wisdom</text:span></text:span><text:span text:style-name="T6">(22) are known as the </text:span><text:span text:style-name="Strong_20_Emphasis"><text:span text:style-name="Emphasis"><text:span text:style-name="T4">five strengths</text:span></text:span></text:span><text:span text:style-name="Strong_20_Emphasis"><text:span text:style-name="T5"> </text:span></text:span><text:span text:style-name="T6">.</text:span></text:p>
      <text:p text:style-name="P3"> </text:p>
      <text:p text:style-name="P1"><text:span text:style-name="Strong_20_Emphasis"><text:span text:style-name="T5">3. Path of Seeing</text:span></text:span></text:p>
      <text:p text:style-name="P2">The path of seeing is so called because it is the stage at which we first see the supermundane wisdom of the noble ones.</text:p>
      <text:p text:style-name="P2">The root text says:</text:p>
      <text:p text:style-name="P10">Mindfulness, discernment and so on…May we reach the stage…!</text:p>
      <text:p text:style-name="P2">The meaning of this is as follows:</text:p>
      <text:p text:style-name="P7"><text:span text:style-name="T6">The enlightenment factor of the </text:span><text:span text:style-name="Strong_20_Emphasis"><text:span text:style-name="T5">precise discernment of phenomena</text:span></text:span><text:span text:style-name="T6">(23) refers, in general, to the wisdom that precisely discerns the individual aspects of all things and events. Here, in this context, it applies more specifically to the knowledge and acceptance, and then subsequent knowledge and acceptance, of the character of each of the four noble truths. In other words, it refers to the sixteen moments of acceptance and knowledge, during which the fundamental nature of all the specific characteristics of phenomena is shown to be beyond any conceptual elaboration, and we accept this without fear.</text:span></text:p>
      <text:p text:style-name="P1"><text:span text:style-name="T6">There are, in addition, the enlightenment factors of </text:span><text:span text:style-name="Strong_20_Emphasis"><text:span text:style-name="T5">mindfulness</text:span></text:span><text:span text:style-name="T6">(24),</text:span><text:span text:style-name="Strong_20_Emphasis"><text:span text:style-name="T5">diligence</text:span></text:span><text:span text:style-name="T6">(25), </text:span><text:span text:style-name="Strong_20_Emphasis"><text:span text:style-name="T5">joy</text:span></text:span><text:span text:style-name="T6">(26), </text:span><text:span text:style-name="Strong_20_Emphasis"><text:span text:style-name="T5">mental and physical pliancy</text:span></text:span><text:span text:style-name="T6">(27), </text:span><text:span text:style-name="Strong_20_Emphasis"><text:span text:style-name="T5">samadhi</text:span></text:span><text:span text:style-name="T6">(28) and </text:span><text:span text:style-name="Strong_20_Emphasis"><text:span text:style-name="T5">equanimity</text:span></text:span><text:span text:style-name="T6">(29)—making seven factors of enlightenment altogether.</text:span></text:p>
      <text:p text:style-name="P4"><text:soft-page-break/>Here, equanimity means to have evenness of mind. For example, bodhisattvas possessing this kind of equanimity could experience sandalwood ointment being applied to them by someone on their right, and flesh hacked off their bodies by someone on their left, but would feel neither attachment [to the one] nor aversion [to the other].</text:p>
      <text:p text:style-name="P2">Recognizing and then perfecting this authentic view, which is the wisdom of the path of seeing, the bodhisattva becomes more exalted, or more noble (arya), than an ordinary being.</text:p>
      <text:p text:style-name="P1"><text:span text:style-name="Strong_20_Emphasis"><text:span text:style-name="T5">First Bhumi</text:span></text:span></text:p>
      <text:p text:style-name="P1"><text:span text:style-name="T6">This is the first of the ten bhumis of the noble bodhisattvas, the stage at which the truth of the reality of things is seen. It is therefore called the path of seeing. At this stage, there is also an experience of abundant bliss, unlike any known before: this bhumi is therefore known as the stage of ‘</text:span><text:span text:style-name="Strong_20_Emphasis"><text:span text:style-name="Emphasis"><text:span text:style-name="T4">Perfect Joy</text:span></text:span></text:span><text:span text:style-name="Strong_20_Emphasis"><text:span text:style-name="T5"> </text:span></text:span><text:span text:style-name="T6">’.</text:span></text:p>
      <text:p text:style-name="P1"><text:span text:style-name="T6">At this stage, purifying the obscuration of avarice and its associated habitual tendencies, and perfecting the </text:span><text:span text:style-name="Strong_20_Emphasis"><text:span text:style-name="Emphasis"><text:span text:style-name="T4">paramita of generosity</text:span></text:span></text:span><text:span text:style-name="Strong_20_Emphasis"><text:span text:style-name="T5"> </text:span></text:span><text:span text:style-name="T6">, bodhisattvas gain twelve sets of </text:span><text:span text:style-name="Emphasis"><text:span text:style-name="T3">one hundred </text:span></text:span><text:span text:style-name="T6">qualities.</text:span></text:p>
      <text:p text:style-name="P2">They are able to:</text:p>
      <text:p text:style-name="P3">—<text:span text:style-name="T1">enter into and arise from one hundred samadhi meditations in a single instant,</text:span></text:p>
      <text:p text:style-name="P6">—<text:span text:style-name="T1">see one hundred buddhas face to face, and receive their blessings,</text:span></text:p>
      <text:p text:style-name="P3">—<text:span text:style-name="T1">travel to one hundred buddha realms,</text:span></text:p>
      <text:p text:style-name="P3">—<text:span text:style-name="T1">cause one hundred world systems to shake,</text:span></text:p>
      <text:p text:style-name="P3">—<text:span text:style-name="T1">illuminate one hundred world systems,</text:span></text:p>
      <text:p text:style-name="P3">—<text:span text:style-name="T1">bring one hundred beings to complete maturity,</text:span></text:p>
      <text:p text:style-name="P3">—<text:span text:style-name="T1">manifest in one hundred aeons in a single instant,</text:span></text:p>
      <text:p text:style-name="P3">—<text:span text:style-name="T1">know one hundred aeons in the past and</text:span></text:p>
      <text:p text:style-name="P3">—<text:span text:style-name="T1">one hundred aeons in the future,</text:span></text:p>
      <text:p text:style-name="P3">—<text:span text:style-name="T1">open one hundred doors to the Dharma,</text:span></text:p>
      <text:p text:style-name="P3">—<text:span text:style-name="T1">manifest one hundred emanations, and</text:span></text:p>
      <text:p text:style-name="P3">—<text:span text:style-name="T1">for each of these bodies, manifest one hundred attendants.</text:span></text:p>
      <text:p text:style-name="P7"><text:span text:style-name="T6">At this stage, a bodhisattva can take birth as a </text:span><text:span text:style-name="Strong_20_Emphasis"><text:span text:style-name="Emphasis"><text:span text:style-name="T4">ruler over Jambudvipa</text:span></text:span></text:span><text:span text:style-name="Strong_20_Emphasis"><text:span text:style-name="T5"> </text:span></text:span><text:span text:style-name="T6">.</text:span></text:p>
      <text:p text:style-name="P3"> </text:p>
      <text:p text:style-name="P1"><text:span text:style-name="Strong_20_Emphasis"><text:span text:style-name="T5">4. The Path of Meditation</text:span></text:span></text:p>
      <text:p text:style-name="P1"><text:span text:style-name="T6">The path of meditation consists of meditating on, and gaining familiarity with, the wisdom that was realized on the path of seeing. The training here is in the </text:span><text:span text:style-name="Strong_20_Emphasis"><text:span text:style-name="Emphasis"><text:span text:style-name="T4">noble eightfold path</text:span></text:span></text:span><text:span text:style-name="Strong_20_Emphasis"><text:span text:style-name="T5"> </text:span></text:span><text:span text:style-name="T6">.</text:span></text:p>
      <text:p text:style-name="P2">The root text says:</text:p>
      <text:p text:style-name="P10">View, intention, speech…. May we traverse….!</text:p>
      <text:p text:style-name="P2">The meaning of this is as follows:</text:p>
      <text:p text:style-name="P1"><text:soft-page-break/><text:span text:style-name="T6">Since non-conceptual wisdom has been realized on the path of seeing, there is genuine realization of the view of how things really are, which is the </text:span><text:span text:style-name="Strong_20_Emphasis"><text:span text:style-name="T5">correct view</text:span></text:span><text:span text:style-name="T6">(30).</text:span></text:p>
      <text:p text:style-name="P1"><text:span text:style-name="T6">Through the power of this [correct view], no destructive emotions arise in the mind, and all thoughts are spontaneously virtuous, so there is</text:span><text:span text:style-name="Strong_20_Emphasis"><text:span text:style-name="T5">correct intention</text:span></text:span><text:span text:style-name="T6">(31).</text:span></text:p>
      <text:p text:style-name="P1"><text:span text:style-name="T6">When the mind is virtuous, non-virtues of body and speech will not arise, and all that is said will be of benefit to beings. This is </text:span><text:span text:style-name="Strong_20_Emphasis"><text:span text:style-name="T5">correct speech</text:span></text:span><text:span text:style-name="T6">(32).</text:span></text:p>
      <text:p text:style-name="P1"><text:span text:style-name="T6">Whatever actions one does will be for the benefit of others, so there is</text:span><text:span text:style-name="Strong_20_Emphasis"><text:span text:style-name="T5">correct action</text:span></text:span><text:span text:style-name="T6">(33).</text:span></text:p>
      <text:p text:style-name="P1"><text:span text:style-name="T6">Always content, never stained by the five styles of unethical livelihood, there is </text:span><text:span text:style-name="Strong_20_Emphasis"><text:span text:style-name="T5">correct livelihood</text:span></text:span><text:span text:style-name="T6">(34). The five styles of unethical livelihood are: 1) hypocrisy; 2) flattery; 3) soliciting; 4) expropriating; and 5) calculated generosity. All these five are abandoned.</text:span></text:p>
      <text:p text:style-name="P1"><text:span text:style-name="T6">Being diligent, having eliminated weariness and fatigue while working for others’ benefit, there is </text:span><text:span text:style-name="Strong_20_Emphasis"><text:span text:style-name="T5">correct effort</text:span></text:span><text:span text:style-name="T6">(35).</text:span></text:p>
      <text:p text:style-name="P1"><text:span text:style-name="T6">Always maintaining the flow of mindful awareness, there is </text:span><text:span text:style-name="Strong_20_Emphasis"><text:span text:style-name="T5">correct mindfulness</text:span></text:span><text:span text:style-name="T6">(36).</text:span></text:p>
      <text:p text:style-name="P1"><text:span text:style-name="T6">Remaining in the meditative equipoise of the fourth </text:span><text:span text:style-name="Emphasis"><text:span text:style-name="T3">dhyana </text:span></text:span><text:span text:style-name="T6">and similar states, and entering into various forms of samadhi, there is </text:span><text:span text:style-name="Strong_20_Emphasis"><text:span text:style-name="T5">correct concentration</text:span></text:span><text:span text:style-name="T6">(37).</text:span></text:p>
      <text:p text:style-name="P2">The nine bhumis of the path of meditation are traversed in the following way:</text:p>
      <text:p text:style-name="P1"><text:span text:style-name="Strong_20_Emphasis"><text:span text:style-name="T5">Second Bhumi</text:span></text:span></text:p>
      <text:p text:style-name="P1"><text:span text:style-name="T6">At the lesser of the three lesser levels of the path of meditation, the</text:span><text:span text:style-name="Strong_20_Emphasis"><text:span text:style-name="Emphasis"><text:span text:style-name="T4">paramita of discipline</text:span></text:span></text:span><text:span text:style-name="Strong_20_Emphasis"><text:span text:style-name="T5"> </text:span></text:span><text:span text:style-name="T6">is perfected. All the obscurations associated with flaws in discipline are purified.</text:span></text:p>
      <text:p text:style-name="P1"><text:span text:style-name="T6">Similar qualities to those mentioned above (when discussing the path of seeing) are gained, so that bodhisattvas can enter into and arise from one thousand samadhi meditations in a single instant, and so on. The difference is that here there are twelve sets of </text:span><text:span text:style-name="Emphasis"><text:span text:style-name="T3">one thousand </text:span></text:span><text:span text:style-name="T6">qualities.</text:span></text:p>
      <text:p text:style-name="P1"><text:span text:style-name="T6">They can take birth as a </text:span><text:span text:style-name="Strong_20_Emphasis"><text:span text:style-name="Emphasis"><text:span text:style-name="T4">ruler over the four continents</text:span></text:span></text:span><text:span text:style-name="Strong_20_Emphasis"><text:span text:style-name="T5"> </text:span></text:span><text:span text:style-name="T6">.</text:span></text:p>
      <text:p text:style-name="P1"><text:span text:style-name="T6">This second bhumi is called ‘</text:span><text:span text:style-name="Strong_20_Emphasis"><text:span text:style-name="Emphasis"><text:span text:style-name="T4">Immaculate</text:span></text:span></text:span><text:span text:style-name="Strong_20_Emphasis"><text:span text:style-name="T5"> </text:span></text:span><text:span text:style-name="T6">’, because it is free from the stains of faulty discipline.</text:span></text:p>
      <text:p text:style-name="P1"><text:span text:style-name="Strong_20_Emphasis"><text:span text:style-name="T5">Third Bhumi</text:span></text:span></text:p>
      <text:p text:style-name="P7"><text:span text:style-name="T6">At the intermediate of the three lesser levels of the path of meditation, the </text:span><text:span text:style-name="Emphasis"><text:span text:style-name="Strong_20_Emphasis"><text:span text:style-name="T4">paramita of patience</text:span></text:span></text:span><text:span text:style-name="Emphasis"><text:span text:style-name="T3"> </text:span></text:span><text:span text:style-name="T6">is perfected. All the obscurations associated with anger are purified.</text:span></text:p>
      <text:p text:style-name="P6"> </text:p>
      <text:p text:style-name="P7"><text:span text:style-name="T6">Twelve sets of </text:span><text:span text:style-name="Emphasis"><text:span text:style-name="T3">one hundred thousand </text:span></text:span><text:span text:style-name="T6">qualities are gained, such as the ability to enter into and arise from one hundred thousand samadhi meditations in a single instant, and so on.</text:span></text:p>
      <text:p text:style-name="P7"><text:span text:style-name="T6">One can take birth as a </text:span><text:span text:style-name="Strong_20_Emphasis"><text:span text:style-name="Emphasis"><text:span text:style-name="T4">ruler over the Heaven of Thirty-three</text:span></text:span></text:span><text:span text:style-name="T6">, like Indra.</text:span></text:p>
      <text:p text:style-name="P1"><text:span text:style-name="T6">This third bhumi is called ‘</text:span><text:span text:style-name="Strong_20_Emphasis"><text:span text:style-name="Emphasis"><text:span text:style-name="T4">Illuminating</text:span></text:span></text:span><text:span text:style-name="T6">’, because bodhisattvas who have reached this stage shine the light of Dharma on those beings who are enshrouded in the thick darkness of their negative tendencies.</text:span></text:p>
      <text:p text:style-name="P1"><text:span text:style-name="Strong_20_Emphasis"><text:span text:style-name="T5">Fourth Bhumi</text:span></text:span></text:p>
      <text:p text:style-name="P7"><text:soft-page-break/><text:span text:style-name="T6">At the greater of the three lesser levels of the path of meditation, the</text:span><text:span text:style-name="Strong_20_Emphasis"><text:span text:style-name="Emphasis"><text:span text:style-name="T4">paramita of diligence</text:span></text:span></text:span><text:span text:style-name="Strong_20_Emphasis"><text:span text:style-name="T5"> </text:span></text:span><text:span text:style-name="T6">is perfected. All the obscurations associated with laziness are purified.</text:span></text:p>
      <text:p text:style-name="P6"> </text:p>
      <text:p text:style-name="P7"><text:span text:style-name="T6">Twelve sets of </text:span><text:span text:style-name="Emphasis"><text:span text:style-name="T3">ten million </text:span></text:span><text:span text:style-name="T6">qualities are gained, such as the ability to enter into and arise from ten million samadhi meditations in a single instant, and so on.</text:span></text:p>
      <text:p text:style-name="P1"><text:span text:style-name="T6">One can take birth as a </text:span><text:span text:style-name="Strong_20_Emphasis"><text:span text:style-name="Emphasis"><text:span text:style-name="T4">ruler of the House of Gemini</text:span></text:span></text:span><text:span text:style-name="Strong_20_Emphasis"><text:span text:style-name="T5"> </text:span></text:span><text:span text:style-name="T6">(Skt. </text:span><text:span text:style-name="Emphasis"><text:span text:style-name="T3">Parakrama</text:span></text:span><text:span text:style-name="T6">).</text:span></text:p>
      <text:p text:style-name="P1"><text:span text:style-name="T6">This fourth bhumi is called ‘</text:span><text:span text:style-name="Strong_20_Emphasis"><text:span text:style-name="Emphasis"><text:span text:style-name="T4">Radiant</text:span></text:span></text:span><text:span text:style-name="Strong_20_Emphasis"><text:span text:style-name="T5"> </text:span></text:span><text:span text:style-name="T6">’, because bodhisattvas who have reached this stage radiate the fiery wisdom that burns away the emotional and cognitive obscurations.</text:span></text:p>
      <text:p text:style-name="P1"><text:span text:style-name="Strong_20_Emphasis"><text:span text:style-name="T5">Fifth Bhumi</text:span></text:span></text:p>
      <text:p text:style-name="P7"><text:span text:style-name="T6">At the lesser of the three intermediate levels of the path of meditation, the </text:span><text:span text:style-name="Strong_20_Emphasis"><text:span text:style-name="Emphasis"><text:span text:style-name="T4">paramita of meditation</text:span></text:span></text:span><text:span text:style-name="Strong_20_Emphasis"><text:span text:style-name="T5"> </text:span></text:span><text:span text:style-name="T6">is perfected. All the obscurations associated with distraction are purified.</text:span></text:p>
      <text:p text:style-name="P6"> </text:p>
      <text:p text:style-name="P7"><text:span text:style-name="T6">Twelve sets of </text:span><text:span text:style-name="Emphasis"><text:span text:style-name="T3">one billion </text:span></text:span><text:span text:style-name="T6">qualities are gained, such as the ability to enter into and arise from one billion samadhi meditations in a single instant, and so on.</text:span></text:p>
      <text:p text:style-name="P1"><text:span text:style-name="T6">One can take birth as a </text:span><text:span text:style-name="Strong_20_Emphasis"><text:span text:style-name="Emphasis"><text:span text:style-name="T4">ruler of Enjoying Emanations</text:span></text:span></text:span><text:span text:style-name="T6">.</text:span></text:p>
      <text:p text:style-name="P1"><text:span text:style-name="T6">This fifth bhumi is called ‘</text:span><text:span text:style-name="Strong_20_Emphasis"><text:span text:style-name="Emphasis"><text:span text:style-name="T4">Difficult Training</text:span></text:span></text:span><text:span text:style-name="T6">’, because bodhisattvas at this stage can remain in samadhi for their own benefit and simultaneously strive to accomplish the welfare of others.</text:span></text:p>
      <text:p text:style-name="P1"><text:span text:style-name="Strong_20_Emphasis"><text:span text:style-name="T5">Sixth Bhumi</text:span></text:span></text:p>
      <text:p text:style-name="P7"><text:span text:style-name="T6">At the intermediate of the three intermediate levels of the path of meditation, the </text:span><text:span text:style-name="Strong_20_Emphasis"><text:span text:style-name="Emphasis"><text:span text:style-name="T4">paramita of wisdom</text:span></text:span></text:span><text:span text:style-name="Strong_20_Emphasis"><text:span text:style-name="T5"> </text:span></text:span><text:span text:style-name="T6">is perfected. All the obscurations associated with ignorance and delusion are purified.</text:span></text:p>
      <text:p text:style-name="P6"> </text:p>
      <text:p text:style-name="P7"><text:span text:style-name="T6">Twelve sets of </text:span><text:span text:style-name="Emphasis"><text:span text:style-name="T3">ten billion</text:span></text:span><text:span text:style-name="T6">qualities are gained, such as the ability to enter into and arise from ten billion samadhi meditations in a single instant, and so on.</text:span></text:p>
      <text:p text:style-name="P1"><text:span text:style-name="T6">One can take birth as a </text:span><text:span text:style-name="Strong_20_Emphasis"><text:span text:style-name="Emphasis"><text:span text:style-name="T4">ruler of Tushita</text:span></text:span></text:span><text:span text:style-name="Strong_20_Emphasis"><text:span text:style-name="T5"> </text:span></text:span><text:span text:style-name="T6">.</text:span></text:p>
      <text:p text:style-name="P1"><text:span text:style-name="T6">This sixth bhumi is called ‘</text:span><text:span text:style-name="Strong_20_Emphasis"><text:span text:style-name="Emphasis"><text:span text:style-name="T4">Clearly Manifest</text:span></text:span></text:span><text:span text:style-name="T6">’, because for bodhisattvas at this stage, all the phenomena of samsara and nirvana are fully evident.</text:span></text:p>
      <text:p text:style-name="P1"><text:span text:style-name="Strong_20_Emphasis"><text:span text:style-name="T5">Seventh Bhumi</text:span></text:span></text:p>
      <text:p text:style-name="P7"><text:span text:style-name="T6">At the greater of the three intermediate levels of the path of meditation, the </text:span><text:span text:style-name="Emphasis"><text:span text:style-name="Strong_20_Emphasis"><text:span text:style-name="T4">paramita of skilful means</text:span></text:span></text:span><text:span text:style-name="Emphasis"><text:span text:style-name="T3"> </text:span></text:span><text:span text:style-name="T6">is perfected. All the obscurations associated with lack of skilful means are purified.</text:span></text:p>
      <text:p text:style-name="P6"> </text:p>
      <text:p text:style-name="P7"><text:span text:style-name="T6">Twelve sets of </text:span><text:span text:style-name="Emphasis"><text:span text:style-name="T3">one trillion </text:span></text:span><text:span text:style-name="T6">qualities are gained, such as the ability to enter into and arise from a trillion samadhi meditations in a single instant, and so on.</text:span></text:p>
      <text:p text:style-name="P1"><text:span text:style-name="T6">One can take birth as a </text:span><text:span text:style-name="Strong_20_Emphasis"><text:span text:style-name="Emphasis"><text:span text:style-name="T4">ruler of Controlling Others’ Emanations</text:span></text:span></text:span><text:span text:style-name="T6">.</text:span></text:p>
      <text:p text:style-name="P1"><text:span text:style-name="T6">This seventh bhumi is called ‘</text:span><text:span text:style-name="Strong_20_Emphasis"><text:span text:style-name="Emphasis"><text:span text:style-name="T4">Far Progressed</text:span></text:span></text:span><text:span text:style-name="T6">’, because it is advanced far beyond the state of samsara.</text:span></text:p>
      <text:p text:style-name="P2">These first seven bhumis are known as the seven impure bhumis because while we are on these stages impure appearances can still be perceived directly.</text:p>
      <text:p text:style-name="P1"><text:soft-page-break/><text:span text:style-name="Strong_20_Emphasis"><text:span text:style-name="T5">Eighth Bhumi</text:span></text:span></text:p>
      <text:p text:style-name="P1"><text:span text:style-name="T6">At the lesser of the three greater levels of the path of meditation, the</text:span><text:span text:style-name="Strong_20_Emphasis"><text:span text:style-name="Emphasis"><text:span text:style-name="T4">paramita of strength</text:span></text:span></text:span><text:span text:style-name="Strong_20_Emphasis"><text:span text:style-name="T5"> </text:span></text:span><text:span text:style-name="T6">is perfected. All the obscurations associated with lack of strength are purified.</text:span></text:p>
      <text:p text:style-name="P1"><text:span text:style-name="T6">Twelve sets of qualities are gained, such as the ability to enter into and arise from, in a single instant, as many samadhi meditations as there are</text:span><text:span text:style-name="Emphasis"><text:span text:style-name="T3">atoms in a hundred thousand great universes</text:span></text:span><text:span text:style-name="T6">of a thousand worlds.</text:span></text:p>
      <text:p text:style-name="P1"><text:span text:style-name="T6">One can take birth as a </text:span><text:span text:style-name="Strong_20_Emphasis"><text:span text:style-name="Emphasis"><text:span text:style-name="T4">ruler over a first-order universe of a thousand realms</text:span></text:span></text:span><text:span text:style-name="T6">.</text:span></text:p>
      <text:p text:style-name="P1"><text:span text:style-name="T6">This eighth bhumi is called ‘</text:span><text:span text:style-name="Strong_20_Emphasis"><text:span text:style-name="Emphasis"><text:span text:style-name="T4">Immovable</text:span></text:span></text:span><text:span text:style-name="T6">’, because bodhisattvas who have reached this stage cannot be moved by discerning or non-discerning perceptions. Their five senses and emotional mind are transformed, they gain access to pure realms and make evident both the all-accomplishing wisdom and the wisdom of discernment.</text:span></text:p>
      <text:p text:style-name="P1"><text:span text:style-name="Strong_20_Emphasis"><text:span text:style-name="T5">Ninth Bhumi</text:span></text:span></text:p>
      <text:p text:style-name="P1"><text:span text:style-name="T6">At the intermediate of the three greater levels of the path of meditation, the </text:span><text:span text:style-name="Strong_20_Emphasis"><text:span text:style-name="Emphasis"><text:span text:style-name="T4">paramita of aspiration</text:span></text:span></text:span><text:span text:style-name="Strong_20_Emphasis"><text:span text:style-name="T5"> </text:span></text:span><text:span text:style-name="T6">is perfected. All the obscurations associated with unfulfilled aspirations are purified.</text:span></text:p>
      <text:p text:style-name="P1"><text:span text:style-name="T6">Twelve sets of qualities are gained, such as the ability to enter into and arise from, in a single instant, as many samadhi meditations as there are</text:span><text:span text:style-name="Emphasis"><text:span text:style-name="T3">atoms in a million great universes</text:span></text:span><text:span text:style-name="T6">.</text:span></text:p>
      <text:p text:style-name="P7"><text:span text:style-name="T6">One can take birth as Brahma, the </text:span><text:span text:style-name="Strong_20_Emphasis"><text:span text:style-name="Emphasis"><text:span text:style-name="T4">ruler over a second-order universe of one thousand times one thousand worlds</text:span></text:span></text:span><text:span text:style-name="Strong_20_Emphasis"><text:span text:style-name="T5"> </text:span></text:span><text:span text:style-name="T6">.</text:span></text:p>
      <text:p text:style-name="P7"><text:span text:style-name="T6">This ninth bhumi is called ‘</text:span><text:span text:style-name="Strong_20_Emphasis"><text:span text:style-name="Emphasis"><text:span text:style-name="T4">Perfect Intellect</text:span></text:span></text:span><text:span text:style-name="T6">’, because the bodhisattvas who have reached this stage possess perfect discriminating awareness and the like.</text:span></text:p>
      <text:p text:style-name="P3"> </text:p>
      <text:p text:style-name="P1"><text:span text:style-name="Strong_20_Emphasis"><text:span text:style-name="T5">Tenth Bhumi</text:span></text:span></text:p>
      <text:p text:style-name="P1"><text:span text:style-name="T6">At the greater of the three greater levels of the path of meditation, the</text:span><text:span text:style-name="Strong_20_Emphasis"><text:span text:style-name="Emphasis"><text:span text:style-name="T4">paramita of primordial wisdom</text:span></text:span></text:span><text:span text:style-name="Strong_20_Emphasis"><text:span text:style-name="T5"> </text:span></text:span><text:span text:style-name="T6">is perfected. Bodhisattvas at this stage are freed from the conceptual obscurations.</text:span></text:p>
      <text:p text:style-name="P1"><text:span text:style-name="T6">They gain qualities, such as being able to enter into and arise from, in a single instant, as many samadhis as there are </text:span><text:span text:style-name="Emphasis"><text:span text:style-name="T3">inconceivable atoms in inconceivable buddhafields</text:span></text:span><text:span text:style-name="T6">. Just as before, they possess the twelve sets of qualities, ending with the perfect retinue, which at this stage means being surrounded by as many attendants as there atoms in inconceivable buddhafields.</text:span></text:p>
      <text:p text:style-name="P1"><text:span text:style-name="T6">These bodhisattvas can take birth as </text:span><text:span text:style-name="Strong_20_Emphasis"><text:span text:style-name="Emphasis"><text:span text:style-name="T4">the ruler of the gods of a pure realm</text:span></text:span></text:span><text:span text:style-name="T6">. They serve as the regent of a buddha and bring benefit to others on a vast scale.</text:span></text:p>
      <text:p text:style-name="P7"><text:span text:style-name="T6">This tenth bhumi is called ‘</text:span><text:span text:style-name="Strong_20_Emphasis"><text:span text:style-name="Emphasis"><text:span text:style-name="T4">Cloud of Dharma</text:span></text:span></text:span><text:span text:style-name="Strong_20_Emphasis"><text:span text:style-name="T5"> </text:span></text:span><text:span text:style-name="T6">’, because bodhisattvas who have reached this stage cause rain-like Dharma to fall from the clouds of their dharani and meditation, upon the fields of beings to be trained.</text:span></text:p>
      <text:p text:style-name="P6"> </text:p>
      <text:p text:style-name="P7"><text:span text:style-name="Strong_20_Emphasis"><text:span text:style-name="T5">5. The Path of No-More-Learning</text:span></text:span></text:p>
      <text:p text:style-name="P6"> </text:p>
      <text:p text:style-name="P2"><text:soft-page-break/>At this level, immeasurable rays of light shine out from the bodhisattva’s body and make offerings to all the buddhas of the past, present and future, who send back tremendous rays of empowering light. Subtle cognitive obscurations, which are latent habitual tendencies, are vanquished through the antidote, vajra-like samadhi, and complete and full enlightenment is attained.</text:p>
      <text:p text:style-name="P4">Of the five paths, this is the fifth. It is called ‘no-more-learning’, because there is no further training to be done on any path.</text:p>
      <text:p text:style-name="P7"><text:span text:style-name="T6">When the path of no-more-learning is realized, the bodhisattva reaches the eleventh bhumi, ‘</text:span><text:span text:style-name="Strong_20_Emphasis"><text:span text:style-name="Emphasis"><text:span text:style-name="T4">Universal Radiance</text:span></text:span></text:span><text:span text:style-name="T6">’.</text:span></text:p>
      <text:p text:style-name="P6"> </text:p>
      <text:p text:style-name="P1"><text:span text:style-name="Emphasis"><text:span text:style-name="T3">In response to requests from many scholars, especially Jigdar, this was written by the renunciate Shri Nirmaka (Patrul Rinpoche). May our own tradition, the vajra vehicle of the early translation school, flourish and spread in every direction and throughout the whole of time.</text:span></text:span></text:p>
      <text:p text:style-name="P1"><text:span text:style-name="Emphasis"><text:span text:style-name="T3">May virtue abound! Mangalam!</text:span></text:span></text:p>
      <text:p text:style-name="P2">| Translated by Adam Pearcey, 2007. Edited by Phillippa Sison.</text:p>
      <text:p text:style-name="P7"/>
      <text:p text:style-name="P11"/>
      <text:section text:style-name="Sect1" text:name="ftn1">
        <text:p text:style-name="P1"><text:bookmark text:name="_ftn1"/><text:a xlink:type="simple" xlink:href="http://www.lotsawahouse.org/tibetan-masters/nyingma-masters/patrul-rinpoche/stages-and-paths#_ftnref1" office:name="_ftn1"><text:span text:style-name="T2">[1]</text:span></text:a>To help reveal something of the underlying structure in this text, the ‘thirty-seven factors of enlightenment’ are numbered accordingly and appear in bol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 Sokhatsky</meta:initial-creator>
    <meta:creation-date>2012-05-12T23:26:27</meta:creation-date>
    <dc:date>2012-05-12T23:27:16</dc:date>
    <dc:creator>Maxim Sokhatsky</dc:creator>
    <meta:editing-duration>P0D</meta:editing-duration>
    <meta:editing-cycles>1</meta:editing-cycles>
    <meta:document-statistic meta:table-count="0" meta:image-count="0" meta:object-count="0" meta:page-count="9" meta:paragraph-count="175" meta:word-count="3439" meta:character-count="21051" meta:non-whitespace-character-count="17855"/>
    <meta:generator>LibreOffice/3.5$Linux_X86_64 LibreOffice_project/350m1$Build-2</meta:generator>
  </office:meta>
</office:document-meta>
</file>